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start" style:justify-single-word="false"/>
      <style:text-properties officeooo:paragraph-rsid="000f4036"/>
    </style:style>
    <style:style style:name="T1" style:family="text">
      <style:text-properties officeooo:rsid="000ba537"/>
    </style:style>
    <style:style style:name="T2" style:family="text">
      <style:text-properties officeooo:rsid="000fb90a"/>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ab/><text:span text:style-name="T1">I am a Special Agent with the Department of Homeland Security and our team has reason to believe that on the personal emails of K.I.T. employer Khalid Mehmet and his father General Mehmet Erten are trading secrets between the two of them. These emails will allow us to establish a more distinct link between whether or not General Mehmet resigned from his job due to the rogue drones.</text:span></text:p>
      <text:p text:style-name="P1"><text:span text:style-name="T1"><text:tab/>Recently General Mehmet Erten resigned from his job as commander of Turkish Air Force because he did not like the direction Turkey's government was headed, the E.U. He resigned so that he would not be blamed on the multiple attacks on Turkey's own landmarks. His son was anti-European which leads us to believe he would help his father steer his country away from joining the E.U. He knew his son, Khalid, worked for the Advanced Prototyping Lab division of Kentucky Institution of <text:s/>Technology. This gives Khalid access to the drone prototypes that were being funded by a government agency, Defense Advanced Research Projects Agency (DARPA). DARPA handed out grants to several companies i.e K.I.T, OCSIC, Drone, and Soleus. Each of these companies combined to create the NATO drones that Khalid tampered with. He did this through the STM 7007 chip. </text:span></text:p>
      <text:p text:style-name="P1"><text:tab/><text:span text:style-name="T2">This urgent need should be granted so that the U.S will not be blamed for these rogue drones.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yber Discovery</meta:initial-creator>
    <meta:creation-date>2014-07-25T17:15:05.236111636</meta:creation-date>
    <dc:date>2014-07-25T19:57:20.583925892</dc:date>
    <dc:creator>Cyber Discovery</dc:creator>
    <meta:editing-duration>PT2H38M15S</meta:editing-duration>
    <meta:editing-cycles>4</meta:editing-cycles>
    <meta:generator>LibreOffice/4.2.3.3$Linux_x86 LibreOffice_project/420m0$Build-3</meta:generator>
    <meta:document-statistic meta:table-count="0" meta:image-count="0" meta:object-count="0" meta:page-count="1" meta:paragraph-count="3" meta:word-count="226" meta:character-count="1330" meta:non-whitespace-character-count="1101"/>
  </office:meta>
</office:document-meta>
</file>